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ff00cc" draw:marker-start-width="0.279cm" draw:marker-end-width="0.279cm" draw:opacity="20%" draw:textarea-horizontal-align="justify" draw:textarea-vertical-align="middle" draw:auto-grow-height="false" fo:min-height="1.782cm" fo:min-width="6.612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00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9cm" fo:min-width="1.67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3cm" fo:min-width="1.704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576cm"/>
    </style:style>
    <style:style style:name="gr12" style:family="graphic" style:parent-style-name="Object_20_with_20_no_20_fill_20_and_20_no_20_line">
      <style:graphic-properties draw:textarea-vertical-align="middle" draw:ole-draw-aspect="1" style:protect="size"/>
    </style:style>
    <style:style style:name="gr13" style:family="graphic" style:parent-style-name="objectwithoutfill">
      <style:graphic-properties draw:stroke="dash" draw:stroke-dash="Ultra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6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7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cm" fo:min-width="0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opacity="2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color="#ff3333" fo:font-size="10pt" style:font-size-asian="10pt" style:font-size-complex="10pt"/>
    </style:style>
    <style:style style:name="P5" style:family="paragraph">
      <loext:graphic-properties draw:fill="none" draw:fill-color="#ffffff"/>
      <style:text-properties fo:color="#ff00cc" fo:font-size="10pt" style:font-size-asian="10pt" style:font-size-complex="10pt"/>
    </style:style>
    <style:style style:name="P6" style:family="paragraph">
      <loext:graphic-properties draw:fill="none" draw:fill-color="#ffffff"/>
      <style:text-properties fo:color="#ff00cc" fo:font-size="12pt"/>
    </style:style>
    <style:style style:name="P7" style:family="paragraph">
      <loext:graphic-properties draw:fill="none" draw:fill-color="#ffffff"/>
      <style:text-properties fo:color="#006699"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1pt" style:font-size-asian="11pt" style:font-size-complex="11pt"/>
    </style:style>
    <style:style style:name="P9" style:family="paragraph">
      <loext:graphic-properties draw:fill-color="#ffffff"/>
    </style:style>
    <style:style style:name="T1" style:family="text">
      <style:text-properties fo:color="#ff3333" fo:font-size="10pt" style:font-size-asian="10pt" style:font-size-complex="10pt"/>
    </style:style>
    <style:style style:name="T2" style:family="text">
      <style:text-properties fo:color="#ff00cc" fo:font-size="10pt" style:font-size-asian="10pt" style:font-size-complex="10pt"/>
    </style:style>
    <style:style style:name="T3" style:family="text">
      <style:text-properties fo:color="#ff00cc" style:text-position="super 58%" fo:font-size="10pt" style:font-size-asian="10pt" style:font-size-complex="10pt"/>
    </style:style>
    <style:style style:name="T4" style:family="text">
      <style:text-properties fo:color="#ff00cc" fo:font-size="12pt"/>
    </style:style>
    <style:style style:name="T5" style:family="text">
      <style:text-properties fo:color="#ff00cc" fo:font-size="8pt" style:font-size-asian="8pt" style:font-size-complex="8pt"/>
    </style:style>
    <style:style style:name="T6" style:family="text">
      <style:text-properties fo:color="#006699" fo:font-size="12pt" style:font-size-asian="12pt" style:font-size-complex="12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text-position="super 58%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112cm" svg:height="2.032cm" svg:x="4.572cm" svg:y="5.84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882cm" svg:y1="5.842cm" svg:x2="8.882cm" svg:y2="7.874cm">
          <text:p/>
        </draw:line>
        <draw:line draw:style-name="gr3" draw:text-style-name="P2" draw:layer="layout" svg:x1="11.684cm" svg:y1="6.858cm" svg:x2="14.224cm" svg:y2="6.858cm">
          <text:p/>
        </draw:line>
        <draw:line draw:style-name="gr3" draw:text-style-name="P2" draw:layer="layout" svg:x1="0.762cm" svg:y1="6.858cm" svg:x2="4.624cm" svg:y2="6.858cm">
          <text:p/>
        </draw:line>
        <draw:line draw:style-name="gr4" draw:text-style-name="P2" draw:layer="layout" svg:x1="14.278cm" svg:y1="6.096cm" svg:x2="14.278cm" svg:y2="7.566cm">
          <text:p/>
        </draw:line>
        <draw:line draw:style-name="gr4" draw:text-style-name="P2" draw:layer="layout" svg:x1="0.778cm" svg:y1="6.096cm" svg:x2="0.778cm" svg:y2="7.566cm">
          <text:p/>
        </draw:line>
        <draw:custom-shape draw:style-name="gr5" draw:text-style-name="P3" draw:layer="layout" svg:width="0.254cm" svg:height="0.254cm" svg:x="14.532cm" svg:y="6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54cm" svg:height="0.254cm" svg:x="0.354cm" svg:y="6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54cm" svg:height="0.254cm" svg:x="14.833cm" svg:y="6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54cm" svg:height="0.254cm" svg:x="15.334cm" svg:y="6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54cm" svg:height="0.254cm" svg:x="15.834cm" svg:y="6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54cm" svg:height="0.254cm" svg:x="14.834cm" svg:y="6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54cm" svg:height="0.254cm" svg:x="0.155cm" svg:y="6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54cm" svg:height="0.254cm" svg:x="0.056cm" svg:y="6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54cm" svg:height="0.254cm" svg:x="0.156cm" svg:y="6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.778cm" svg:height="0.645cm" svg:x="8.082cm" svg:y="5.026cm">
          <draw:text-box>
            <text:p><text:span text:style-name="T1">Median</text:span></text:p>
          </draw:text-box>
        </draw:frame>
        <draw:frame draw:style-name="gr7" draw:text-style-name="P5" draw:layer="layout" svg:width="2.179cm" svg:height="0.659cm" svg:x="3.556cm" svg:y="8.128cm">
          <draw:text-box>
            <text:p><text:span text:style-name="T2">1</text:span><text:span text:style-name="T3">st</text:span><text:span text:style-name="T2"> Quartile</text:span></text:p>
          </draw:text-box>
        </draw:frame>
        <draw:frame draw:style-name="gr8" draw:text-style-name="P5" draw:layer="layout" svg:width="2.204cm" svg:height="1.053cm" svg:x="10.857cm" svg:y="8.129cm">
          <draw:text-box>
            <text:p><text:span text:style-name="T2">3</text:span><text:span text:style-name="T3">rd</text:span><text:span text:style-name="T2"> Quartile</text:span></text:p>
            <text:p><text:span text:style-name="T2"><text:s text:c="5"/></text:span></text:p>
          </draw:text-box>
        </draw:frame>
        <draw:line draw:style-name="gr9" draw:text-style-name="P2" draw:layer="layout" svg:x1="4.572cm" svg:y1="5.334cm" svg:x2="4.572cm" svg:y2="3.048cm">
          <text:p/>
        </draw:line>
        <draw:line draw:style-name="gr9" draw:text-style-name="P2" draw:layer="layout" svg:x1="11.672cm" svg:y1="5.434cm" svg:x2="11.672cm" svg:y2="3.148cm">
          <text:p/>
        </draw:line>
        <draw:line draw:style-name="gr10" draw:text-style-name="P2" draw:layer="layout" svg:x1="4.572cm" svg:y1="2.84cm" svg:x2="6.604cm" svg:y2="2.84cm">
          <text:p/>
        </draw:line>
        <draw:line draw:style-name="gr10" draw:text-style-name="P2" draw:layer="layout" svg:x1="11.572cm" svg:y1="2.84cm" svg:x2="9.498cm" svg:y2="2.84cm">
          <text:p/>
        </draw:line>
        <draw:frame draw:style-name="gr11" draw:text-style-name="P6" draw:layer="layout" svg:width="3.076cm" svg:height="1.199cm" svg:x="6.508cm" svg:y="2.44cm">
          <draw:text-box>
            <text:p><text:span text:style-name="T4">Inter Quartile </text:span></text:p>
            <text:p><text:span text:style-name="T4"><text:s text:c="2"/></text:span><text:span text:style-name="T4">Range </text:span><text:span text:style-name="T5">(IQR)</text:span></text:p>
          </draw:text-box>
        </draw:frame>
        <draw:frame draw:style-name="gr12" draw:text-style-name="P3" draw:layer="layout" svg:width="0.727cm" svg:height="0.615cm" svg:x="11.684cm" svg:y="8.78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2" draw:text-style-name="P3" draw:layer="layout" svg:width="0.719cm" svg:height="0.615cm" svg:x="4.285cm" svg:y="8.78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13" draw:text-style-name="P2" draw:layer="layout" svg:x1="14.324cm" svg:y1="7.874cm" svg:x2="14.324cm" svg:y2="12.954cm">
          <text:p/>
        </draw:line>
        <draw:line draw:style-name="gr13" draw:text-style-name="P2" draw:layer="layout" svg:x1="0.724cm" svg:y1="7.874cm" svg:x2="0.724cm" svg:y2="12.954cm">
          <text:p/>
        </draw:line>
        <draw:frame draw:style-name="gr12" draw:text-style-name="P3" draw:layer="layout" svg:width="2.905cm" svg:height="0.542cm" svg:x="13.206cm" svg:y="13.05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2" draw:text-style-name="P3" draw:layer="layout" svg:width="2.961cm" svg:height="0.542cm" svg:x="0.107cm" svg:y="13.25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10" draw:text-style-name="P2" draw:layer="layout" svg:x1="15.432cm" svg:y1="5.25cm" svg:x2="14.67cm" svg:y2="6.52cm">
          <text:p/>
        </draw:line>
        <draw:line draw:style-name="gr10" draw:text-style-name="P2" draw:layer="layout" svg:x1="15.602cm" svg:y1="5.25cm" svg:x2="16.133cm" svg:y2="6.604cm">
          <text:p/>
        </draw:line>
        <draw:frame draw:style-name="gr14" draw:text-style-name="P7" draw:layer="layout" svg:width="1.963cm" svg:height="0.725cm" svg:x="14.732cm" svg:y="4.609cm">
          <draw:text-box>
            <text:p><text:span text:style-name="T6">Outliers</text:span></text:p>
          </draw:text-box>
        </draw:frame>
        <draw:frame draw:style-name="gr12" draw:text-style-name="P3" draw:layer="layout" svg:width="1.999cm" svg:height="0.999cm" svg:x="18.575cm" svg:y="4.58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2" draw:text-style-name="P3" draw:layer="layout" svg:width="0.727cm" svg:height="0.615cm" svg:x="18.596cm" svg:y="7.00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5" draw:text-style-name="P8" draw:layer="layout" svg:width="6.604cm" svg:height="1.547cm" svg:x="20.32cm" svg:y="4.549cm">
          <draw:text-box>
            <text:p><text:span text:style-name="T7">Middle value between smallest number and the median of the data-set. <text:s/></text:span></text:p>
          </draw:text-box>
        </draw:frame>
        <draw:frame draw:style-name="gr15" draw:text-style-name="P8" draw:layer="layout" svg:width="6.604cm" svg:height="1.547cm" svg:x="20.32cm" svg:y="6.858cm">
          <draw:text-box>
            <text:p><text:span text:style-name="T7">Middle value between highest number and the median of the data-set.</text:span></text:p>
          </draw:text-box>
        </draw:frame>
        <draw:frame draw:style-name="gr16" draw:text-style-name="P8" draw:layer="layout" svg:width="6.604cm" svg:height="1.56cm" svg:x="19.304cm" svg:y="9.906cm">
          <draw:text-box>
            <text:p><text:span text:style-name="T7">IQR: Between 1</text:span><text:span text:style-name="T8">st</text:span><text:span text:style-name="T7"> and 3</text:span><text:span text:style-name="T8">rd</text:span><text:span text:style-name="T7"> Quartile.</text:span></text:p>
            <text:p><text:span text:style-name="T7"/></text:p>
            <text:p><text:span text:style-name="T7"/></text:p>
          </draw:text-box>
        </draw:frame>
        <draw:custom-shape draw:style-name="gr5" draw:text-style-name="P3" draw:layer="layout" svg:width="0.254cm" svg:height="0.254cm" svg:x="15.435cm" svg:y="6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4T11:33:19.560081452</meta:creation-date>
    <dc:date>2019-04-04T14:42:39.326546638</dc:date>
    <meta:editing-duration>PT43M20S</meta:editing-duration>
    <meta:editing-cycles>8</meta:editing-cycles>
    <meta:generator>LibreOffice/6.0.7.3$Linux_X86_64 LibreOffice_project/00m0$Build-3</meta:generator>
    <meta:document-statistic meta:object-count="61"/>
  </office:meta>
</office:document-meta>
</file>

<file path=Object 1/content.xml><?xml version="1.0" encoding="utf-8"?>
<math xmlns="http://www.w3.org/1998/Math/MathML" display="block">
  <semantics>
    <mstyle color="fuchsia">
      <msub>
        <mi>Q</mi>
        <mn>3</mn>
      </msub>
    </mstyle>
    <annotation encoding="StarMath 5.0">color magenta {Q_3}</annotation>
  </semantics>
</math>
</file>

<file path=Object 2/content.xml><?xml version="1.0" encoding="utf-8"?>
<math xmlns="http://www.w3.org/1998/Math/MathML" display="block">
  <semantics>
    <mstyle color="fuchsia">
      <msub>
        <mi>Q</mi>
        <mn>1</mn>
      </msub>
    </mstyle>
    <annotation encoding="StarMath 5.0">color magenta {Q_1}</annotation>
  </semantics>
</math>
</file>

<file path=Object 3/content.xml><?xml version="1.0" encoding="utf-8"?>
<math xmlns="http://www.w3.org/1998/Math/MathML" display="block">
  <semantics>
    <mstyle color="red">
      <mrow>
        <msub>
          <mi>Q</mi>
          <mn>3</mn>
        </msub>
        <mo stretchy="false">+</mo>
        <mrow>
          <mo fence="true" stretchy="false">(</mo>
          <mrow>
            <mrow>
              <mn>1.5</mn>
              <mo stretchy="false">×</mo>
              <mi mathvariant="italic">IQR</mi>
            </mrow>
          </mrow>
          <mo fence="true" stretchy="false">)</mo>
        </mrow>
      </mrow>
    </mstyle>
    <annotation encoding="StarMath 5.0">color red {Q_3 + (1.5 times IQR)}</annotation>
  </semantics>
</math>
</file>

<file path=Object 4/content.xml><?xml version="1.0" encoding="utf-8"?>
<math xmlns="http://www.w3.org/1998/Math/MathML" display="block">
  <semantics>
    <mstyle color="red">
      <mrow>
        <msub>
          <mi>Q</mi>
          <mn>1</mn>
        </msub>
        <mo stretchy="false">−</mo>
        <mrow>
          <mo fence="true" stretchy="false">(</mo>
          <mrow>
            <mrow>
              <mn>1.5</mn>
              <mo stretchy="false">×</mo>
              <mi mathvariant="italic">IQR</mi>
            </mrow>
          </mrow>
          <mo fence="true" stretchy="false">)</mo>
        </mrow>
      </mrow>
    </mstyle>
    <annotation encoding="StarMath 5.0">color red {Q_1 - (1.5 times IQR)}</annotation>
  </semantics>
</math>
</file>

<file path=Object 5/content.xml><?xml version="1.0" encoding="utf-8"?>
<math xmlns="http://www.w3.org/1998/Math/MathML" display="block">
  <semantics>
    <msub>
      <mi>Q</mi>
      <mn>1</mn>
    </msub>
    <annotation encoding="StarMath 5.0">Q_1</annotation>
  </semantics>
</math>
</file>

<file path=Object 6/content.xml><?xml version="1.0" encoding="utf-8"?>
<math xmlns="http://www.w3.org/1998/Math/MathML" display="block">
  <semantics>
    <msub>
      <mi>Q</mi>
      <mn>3</mn>
    </msub>
    <annotation encoding="StarMath 5.0">Q_3
</annotation>
  </semantics>
</math>
</file>